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00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86">
            <text:p>86</text:p>
          </table:table-cell>
          <table:table-cell table:style-name="ce150" table:formula="of:=COUNTIF([.L$7:.L$732];[.$J2])" office:value-type="float" office:value="86">
            <text:p>86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8">
            <text:p>8</text:p>
          </table:table-cell>
          <table:table-cell table:style-name="ce150" table:formula="of:=COUNTIF([.L$7:.L$732];[.$J3])" office:value-type="float" office:value="8">
            <text:p>8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1">
            <text:p>1</text:p>
          </table:table-cell>
          <table:table-cell table:style-name="ce150" table:formula="of:=COUNTIF([.L$7:.L$732];[.$J5])" office:value-type="float" office:value="1">
            <text:p>1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</text:span><text:span text:style-name="T5">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Update test case: after sign in, option auto login will be displayed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office:value-type="string">
            <text:p>Update test case: <text:a xlink:href="http://demo.platform.exo.org/">http:demo.platform.exo.org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 office:value-type="string">
            <text:p><text:a xlink:href="https://jira.exoplatform.org/browse/TESTVN-5676">TESTVN-5676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7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7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7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8" office:value-type="string">
            <text:p><text:a xlink:href="https://jira.exoplatform.org/browse/TESTVN-5706">TESTVN-5706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  <text:p><text:span text:style-name="T8">- Touch on 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Update: No need to touch on news again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>- Touch on Documents 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>- Touch on 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</text:span><text:span text:style-name="T14">will be shown 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</text:span><text:span text:style-name="T5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message the characters do not </text:span><text:span text:style-name="T21">allowed </text:span></text:p>
            <text:p><text:span text:style-name="T22">- Come back to Documents list</text:span></text:p>
            <text:p><text:span text:style-name="T22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office:value-type="string">
            <text:p>TESTVN-5685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7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Failed</text:p>
          </table:table-cell>
          <table:table-cell table:style-name="ce154" office:value-type="string">
            <text:p>Failed</text:p>
          </table:table-cell>
          <table:table-cell table:style-name="ce157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71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</text:span><text:span text:style-name="T14">If 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714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714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/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/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 office:value-type="string">
            <text:p><text:a xlink:href="https://jira.exoplatform.org/browse/FQA-71">FQA-7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6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</text:span><text:span text:style-name="T13">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8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N/A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6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1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8T11:42:09</dc:date>
    <meta:editing-cycles>324</meta:editing-cycles>
    <meta:editing-duration>P4DT36M8S</meta:editing-duration>
    <dc:creator>exoplatform </dc:creator>
    <meta:document-statistic meta:table-count="4" meta:cell-count="2025" meta:object-count="1"/>
    <meta:user-defined meta:name="Info 1"/>
    <meta:user-defined meta:name="Info 2"/>
    <meta:user-defined meta:name="Info 3"/>
    <meta:user-defined meta:name="Info 4"/>
  </office:meta>
</office:document-meta>
</file>